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eta" style:font-family-generic="swiss" style:font-pitch="variable"/>
    <style:font-face style:name="Courier New" svg:font-family="'Courier New'" style:font-family-generic="modern" style:font-pitch="fixed"/>
    <style:font-face style:name="Courier New1" svg:font-family="'Courier New'" style:font-family-generic="swiss"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StarSymbol1" svg:font-family="StarSymbol, 'Arial Unicode MS'"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52cm" fo:margin-bottom="0cm" style:contextual-spacing="false" fo:break-before="page" fo:padding="0cm" fo:border-left="none" fo:border-right="none" fo:border-top="0.06pt solid #000000" fo:border-bottom="none" style:shadow="none"/>
      <style:text-properties officeooo:paragraph-rsid="003df0d2"/>
    </style:style>
    <style:style style:name="P2" style:family="paragraph" style:parent-style-name="Header">
      <style:paragraph-properties fo:padding="0.049cm" fo:border-left="none" fo:border-right="none" fo:border-top="0.06pt solid #000000" fo:border-bottom="none" style:writing-mode="page">
        <style:tab-stops>
          <style:tab-stop style:position="4.5cm"/>
          <style:tab-stop style:position="7.62cm"/>
          <style:tab-stop style:position="12.7cm"/>
          <style:tab-stop style:position="19.05cm" style:type="right"/>
        </style:tab-stops>
      </style:paragraph-properties>
    </style:style>
    <style:style style:name="P3" style:family="paragraph" style:parent-style-name="Header">
      <style:paragraph-properties>
        <style:tab-stops>
          <style:tab-stop style:position="18.99cm" style:type="right"/>
        </style:tab-stops>
      </style:paragraph-properties>
      <style:text-properties style:font-name="Arial1" fo:font-weight="bold" officeooo:rsid="006a1f02" style:font-name-asian="Times New Roman" style:font-weight-asian="bold" style:font-weight-complex="bold"/>
    </style:style>
    <style:style style:name="P4" style:family="paragraph" style:parent-style-name="Text_20_body">
      <style:text-properties fo:language="it" fo:country="IT"/>
    </style:style>
    <style:style style:name="P5" style:family="paragraph" style:parent-style-name="Text_20_body">
      <style:text-properties fo:language="it" fo:country="IT" fo:font-weight="bold" style:font-weight-asian="bold" style:font-weight-complex="bold"/>
    </style:style>
    <style:style style:name="P6" style:family="paragraph" style:parent-style-name="Text_20_body">
      <style:text-properties fo:color="#000000" loext:opacity="100%" fo:font-size="11pt" fo:language="it" fo:country="IT" fo:font-style="normal" fo:font-weight="normal" officeooo:rsid="006e0ac2" officeooo:paragraph-rsid="006e0ac2" style:font-size-asian="12pt" style:font-style-asian="normal" style:font-weight-asian="normal" style:font-size-complex="12pt" style:font-style-complex="normal" style:font-weight-complex="normal"/>
    </style:style>
    <style:style style:name="P7" style:family="paragraph" style:parent-style-name="Heading_20_1">
      <style:paragraph-properties fo:break-before="page" fo:padding="0.049cm" fo:border-left="none" fo:border-right="none" fo:border-top="0.06pt solid #000000" fo:border-bottom="none"/>
      <style:text-properties officeooo:paragraph-rsid="006e0ac2"/>
    </style:style>
    <style:style style:name="P8" style:family="paragraph" style:parent-style-name="Heading_20_1">
      <style:paragraph-properties fo:padding="0.049cm" fo:border-left="none" fo:border-right="none" fo:border-top="0.06pt solid #000000" fo:border-bottom="none"/>
    </style:style>
    <style:style style:name="P9" style:family="paragraph" style:parent-style-name="Text_20_body" style:list-style-name="L1">
      <style:text-properties officeooo:rsid="00775ad9" officeooo:paragraph-rsid="00775ad9"/>
    </style:style>
    <style:style style:name="P10" style:family="paragraph" style:parent-style-name="Text_20_body" style:list-style-name="L1">
      <style:text-properties fo:color="#000000" loext:opacity="100%" fo:font-size="11pt" fo:language="it" fo:country="IT" fo:font-style="normal" fo:font-weight="normal" officeooo:rsid="00775ad9" officeooo:paragraph-rsid="00775ad9"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7e6db0"/>
    </style:style>
    <style:style style:name="T1" style:family="text">
      <style:text-properties style:font-name="Arial1" fo:font-weight="bold" style:font-name-asian="Arial1" style:font-weight-asian="bold" style:font-name-complex="Arial1" style:font-weight-complex="bold"/>
    </style:style>
    <style:style style:name="T2" style:family="text">
      <style:text-properties officeooo:rsid="0049638b"/>
    </style:style>
    <style:style style:name="T3" style:family="text">
      <style:text-properties officeooo:rsid="00775ad9"/>
    </style:style>
    <style:style style:name="T4" style:family="text">
      <style:text-properties officeooo:rsid="006f8b69"/>
    </style:style>
    <style:style style:name="T5" style:family="text">
      <style:text-properties style:font-name="Arial2" fo:font-size="10.5pt" fo:language="it" fo:country="IT" fo:font-weight="bold" officeooo:rsid="00739d9c" style:font-size-asian="10pt" style:font-size-complex="10pt"/>
    </style:style>
    <style:style style:name="T6" style:family="text">
      <style:text-properties style:font-name="Arial2" fo:font-size="10.5pt" fo:language="it" fo:country="IT" fo:font-weight="bold" officeooo:rsid="00654b47" style:font-size-asian="10pt" style:font-size-complex="10pt"/>
    </style:style>
    <style:style style:name="T7" style:family="text">
      <style:text-properties style:font-name="Arial2" fo:font-size="10.5pt" fo:language="it" fo:country="IT" fo:font-weight="bold" officeooo:rsid="007ca120" style:font-size-asian="10pt" style:font-size-complex="10pt"/>
    </style:style>
    <style:style style:name="T8" style:family="text">
      <style:text-properties officeooo:rsid="00507a96"/>
    </style:style>
    <style:style style:name="T9" style:family="text">
      <style:text-properties fo:font-size="10pt" fo:language="it" fo:country="IT" fo:font-weight="bold" officeooo:rsid="003df0d2" style:font-size-asian="10pt" style:font-weight-asian="bold" style:font-size-complex="10pt" style:font-weight-complex="bold"/>
    </style:style>
    <style:style style:name="T10" style:family="text">
      <style:text-properties fo:font-size="9pt" fo:language="it" fo:country="IT" style:font-size-asian="9pt" style:font-size-complex="9pt"/>
    </style:style>
    <style:style style:name="T11" style:family="text">
      <style:text-properties fo:color="#82210d" loext:opacity="100%" fo:language="it" fo:country="IT" officeooo:rsid="0042a9b6"/>
    </style:style>
    <style:style style:name="T12" style:family="text">
      <style:text-properties fo:color="#82210d" loext:opacity="100%" fo:language="it" fo:country="IT" officeooo:rsid="006a1f02"/>
    </style:style>
    <style:style style:name="T13" style:family="text">
      <style:text-properties officeooo:rsid="004ad77c"/>
    </style:style>
    <style:style style:name="T14" style:family="text">
      <style:text-properties fo:color="#000000" loext:opacity="100%" fo:font-size="11pt" fo:language="it" fo:country="IT" fo:font-style="normal" fo:font-weight="normal" style:font-size-asian="12pt" style:font-style-asian="normal" style:font-weight-asian="normal" style:font-size-complex="12pt" style:font-style-complex="normal" style:font-weight-complex="normal"/>
    </style:style>
    <style:style style:name="T15" style:family="text">
      <style:text-properties fo:color="#000000" loext:opacity="100%" fo:font-size="11pt" fo:language="it" fo:country="IT" fo:font-style="normal" fo:font-weight="normal" officeooo:rsid="00775ad9" style:font-size-asian="12pt" style:font-style-asian="normal" style:font-weight-asian="normal" style:font-size-complex="12pt" style:font-style-complex="normal" style:font-weight-complex="normal"/>
    </style:style>
    <style:style style:name="T16" style:family="text">
      <style:text-properties fo:color="#000000" loext:opacity="100%" fo:font-size="11pt" fo:language="it" fo:country="IT" fo:font-style="normal" fo:font-weight="normal" officeooo:rsid="00795964" style:font-size-asian="12pt" style:font-style-asian="normal" style:font-weight-asian="normal" style:font-size-complex="12pt" style:font-style-complex="normal" style:font-weight-complex="normal"/>
    </style:style>
    <style:style style:name="T17" style:family="text">
      <style:text-properties fo:color="#000000" loext:opacity="100%" fo:font-size="11pt" fo:language="it" fo:country="IT" fo:font-style="normal" fo:font-weight="normal" officeooo:rsid="007e6db0" style:font-size-asian="12pt" style:font-style-asian="normal" style:font-weight-asian="normal" style:font-size-complex="12pt" style:font-style-complex="normal" style:font-weight-complex="normal"/>
    </style:style>
    <style:style style:name="T18" style:family="text">
      <style:text-properties fo:color="#000000" loext:opacity="100%" fo:font-size="11pt" fo:language="it" fo:country="IT" fo:font-style="normal" fo:font-weight="normal" officeooo:rsid="007eda24" style:font-size-asian="12pt" style:font-style-asian="normal" style:font-weight-asian="normal" style:font-size-complex="12pt" style:font-style-complex="normal" style:font-weight-complex="normal"/>
    </style:style>
    <style:style style:name="T19" style:family="text">
      <style:text-properties officeooo:rsid="006e0ac2"/>
    </style:style>
    <style:style style:name="T20" style:family="text">
      <style:text-properties officeooo:rsid="007ca120"/>
    </style:style>
    <style:style style:name="T21" style:family="text">
      <style:text-properties officeooo:rsid="007eda2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9">Domanda </text:span><text:span text:style-name="T4">(punti 8/30)</text:span></text:h>
      <text:p text:style-name="P11"><text:span text:style-name="T17">Lo sviluppo incrementale e quello agile entrambe suddividono il tempo (lungo) di progetto in periodi (più corti) di avanzamento. Questo quesito vi chiede di discutere le differenze (o le somiglianze) che individuate nel modo in cui </text:span><text:span text:style-name="T18">quei</text:span><text:span text:style-name="T17"> due modelli interpretano l’articolazione di tali periodi, </text:span><text:span text:style-name="T15">per </text:span><text:span text:style-name="T18">determinazione della loro </text:span><text:span text:style-name="T15">durata, </text:span><text:span text:style-name="T18">l’individuazione dei loro specifici </text:span><text:span text:style-name="T15">obiettivi, </text:span><text:span text:style-name="T18">le modalità di gestione (cioè pianificazione, esecuzione, e verifica)</text:span><text:span text:style-name="T15">. </text:span><text:span text:style-name="T18">Fornirete la vostra risposta in modo strutturato, descrivendo esplicitamente:</text:span></text:p>
      <text:list xml:id="list285459187" text:style-name="L1">
        <text:list-item>
          <text:p text:style-name="P10"><text:span text:style-name="T21">A quale parte di domanda state rispondendo</text:span>.</text:p>
        </text:list-item>
        <text:list-item>
          <text:p text:style-name="P9"><text:span text:style-name="T18">Quale sia la vostra risposta a essa</text:span><text:span text:style-name="T14">.</text:span></text:p>
        </text:list-item>
        <text:list-item>
          <text:p text:style-name="P10"><text:span text:style-name="T21">Sulla base di cosa lo avete pensato</text:span>.</text:p>
        </text:list-item>
      </text:list>
      <text:h text:style-name="P8" text:outline-level="1">Risposta</text:h>
      <text:p text:style-name="P6"/>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eta" style:font-family-generic="swiss" style:font-pitch="variable"/>
    <style:font-face style:name="Courier New" svg:font-family="'Courier New'" style:font-family-generic="modern" style:font-pitch="fixed"/>
    <style:font-face style:name="Courier New1" svg:font-family="'Courier New'" style:font-family-generic="swiss"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StarSymbol1" svg:font-family="StarSymbol, 'Arial Unicode MS'"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loext:opacity="0%"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fo:language="it" fo:country="IT" style:font-size-asian="10pt" style:font-size-complex="10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hadow="none">
        <style:tab-stops/>
      </style:paragraph-properties>
      <style:text-properties fo:font-size="11pt" style:font-size-asian="12pt" style:font-size-complex="12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0.51pt solid #000000" fo:border-bottom="none" style:shadow="none"/>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cm" fo:border="none" style:shadow="none" text:number-lines="false" text:line-number="0">
        <style:tab-stops>
          <style:tab-stop style:position="7.62cm"/>
          <style:tab-stop style:position="12.7cm"/>
          <style:tab-stop style:position="19.05cm" style:type="right"/>
        </style:tab-stops>
      </style:paragraph-properties>
      <style:text-properties style:font-name="Arial2" fo:font-family="Arial" style:font-style-name="Negreta" style:font-family-generic="swiss" style:font-pitch="variable" fo:font-size="10.5pt" fo:font-weight="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class="extra">
      <style:paragraph-properties fo:margin-top="0cm" fo:margin-bottom="0.374cm" style:contextual-spacing="false" fo:text-align="start" style:justify-single-word="false" style:text-autospace="none"/>
      <style:text-properties fo:font-size="11pt" style:font-size-asian="11pt" style:font-size-complex="11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er" style:family="paragraph" style:parent-style-name="Standard">
      <style:paragraph-properties>
        <style:tab-stops>
          <style:tab-stop style:position="8.8cm" style:type="center"/>
          <style:tab-stop style:position="17.6cm" style:type="right"/>
        </style:tab-stops>
      </style:paragraph-properties>
      <style:text-properties fo:font-size="12pt" style:font-size-asian="12pt" style:font-size-complex="12pt"/>
    </style:style>
    <style:style style:name="footer" style:family="paragraph" style:parent-style-name="Standard">
      <style:paragraph-properties>
        <style:tab-stops>
          <style:tab-stop style:position="8.5cm" style:type="center"/>
          <style:tab-stop style:position="17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Intestazione1" style:family="paragraph" style:parent-style-name="Standard">
      <style:paragraph-properties fo:margin-top="0.42cm" fo:margin-bottom="0.21cm" style:contextual-spacing="false"/>
    </style:style>
    <style:style style:name="Intestazione2" style:family="paragraph" style:parent-style-name="Standard">
      <style:paragraph-properties fo:margin-top="0.42cm" fo:margin-bottom="0.21cm" style:contextual-spacing="false"/>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letter-kerning="true"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18pt" fo:font-style="normal" fo:text-shadow="none" style:text-underline-style="none" fo:font-weight="normal" style:letter-kerning="true" style:font-name-asian="Tahoma1" style:font-family-asian="Tahoma" style:font-family-generic-asian="swiss" style:font-pitch-asian="variable" style:font-size-asian="18pt" style:font-style-asian="normal" style:font-weight-asian="normal" style:font-name-complex="Tahoma1" style:font-family-complex="Tahoma"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Oggetti_20_di_20_sfondo" style:display-name="Oggetti di sfondo" style:family="paragraph">
      <style:paragraph-properties style:text-autospace="none"/>
      <style:text-properties style:letter-kerning="true"/>
    </style:style>
    <style:style style:name="Sfondo" style:family="paragraph">
      <style:paragraph-properties style:text-autospace="none"/>
      <style:text-properties style:letter-kerning="true"/>
    </style:style>
    <style:style style:name="Note" style:family="paragraph">
      <style:paragraph-properties fo:margin-left="0.6cm" fo:margin-right="0cm" fo:margin-top="0cm" fo:margin-bottom="0cm" style:contextual-spacing="false"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Struttura_20_1" style:display-name="Struttura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Struttura_20_2" style:display-name="Struttura 2" style:family="paragraph" style:parent-style-name="Struttura_20_1">
      <style:paragraph-properties fo:margin-top="0cm" fo:margin-bottom="0.4cm" style:contextual-spacing="false"/>
      <style:text-properties fo:font-size="28pt" style:font-size-asian="28pt" style:font-size-complex="28pt"/>
    </style:style>
    <style:style style:name="Struttura_20_3" style:display-name="Struttura 3" style:family="paragraph" style:parent-style-name="Struttura_20_2">
      <style:paragraph-properties fo:margin-top="0cm" fo:margin-bottom="0.3cm" style:contextual-spacing="false"/>
      <style:text-properties fo:font-size="24pt" style:font-size-asian="24pt" style:font-size-complex="24pt"/>
    </style:style>
    <style:style style:name="Struttura_20_4" style:display-name="Struttura 4" style:family="paragraph" style:parent-style-name="Struttura_20_3">
      <style:paragraph-properties fo:margin-top="0cm" fo:margin-bottom="0.199cm" style:contextual-spacing="false"/>
      <style:text-properties fo:font-size="20pt" style:font-size-asian="20pt" style:font-size-complex="20pt"/>
    </style:style>
    <style:style style:name="Struttura_20_5" style:display-name="Struttura 5" style:family="paragraph" style:parent-style-name="Struttura_20_4">
      <style:paragraph-properties fo:margin-top="0cm" fo:margin-bottom="0.101cm" style:contextual-spacing="false"/>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Normal" style:family="paragraph">
      <style:paragraph-properties fo:margin-top="0.31cm" fo:margin-bottom="0.31cm" style:contextual-spacing="false" style:text-autospace="none"/>
    </style:style>
    <style:style style:name="Termine_20_definizione" style:display-name="Termine definizione" style:family="paragraph">
      <style:paragraph-properties style:text-autospace="none"/>
    </style:style>
    <style:style style:name="Elenco_20_definizione" style:display-name="Elenco definizione" style:family="paragraph">
      <style:paragraph-properties fo:margin-left="1.12cm" fo:margin-right="0cm" fo:margin-top="0cm" fo:margin-bottom="0cm" style:contextual-spacing="false" fo:text-indent="0cm" style:auto-text-indent="false" style:text-autospace="none"/>
    </style:style>
    <style:style style:name="Definizione"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contextual-spacing="false"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31cm" fo:margin-bottom="0.31cm" style:contextual-spacing="false" style:text-autospace="none"/>
      <style:text-properties fo:font-size="18pt" fo:font-weight="bold" style:font-size-asian="18pt" style:font-weight-asian="bold" style:font-size-complex="18pt" style:font-weight-complex="bold"/>
    </style:style>
    <style:style style:name="H3" style:family="paragraph">
      <style:paragraph-properties fo:margin-top="0.31cm" fo:margin-bottom="0.31cm" style:contextual-spacing="false" style:text-autospace="none"/>
      <style:text-properties fo:font-size="14pt" fo:font-weight="bold" style:font-size-asian="14pt" style:font-weight-asian="bold" style:font-size-complex="14pt" style:font-weight-complex="bold"/>
    </style:style>
    <style:style style:name="H4" style:family="paragraph">
      <style:paragraph-properties fo:margin-top="0.31cm" fo:margin-bottom="0.31cm" style:contextual-spacing="false" style:text-autospace="none"/>
      <style:text-properties fo:font-size="12pt" fo:font-weight="bold" style:font-size-asian="12pt" style:font-weight-asian="bold" style:font-size-complex="12pt" style:font-weight-complex="bold"/>
    </style:style>
    <style:style style:name="H5" style:family="paragraph">
      <style:paragraph-properties fo:margin-top="0.31cm" fo:margin-bottom="0.31cm" style:contextual-spacing="false" style:text-autospace="none"/>
      <style:text-properties fo:font-size="10pt" fo:font-weight="bold" style:font-size-asian="10pt" style:font-weight-asian="bold" style:font-size-complex="10pt" style:font-weight-complex="bold"/>
    </style:style>
    <style:style style:name="H6" style:family="paragraph">
      <style:paragraph-properties fo:margin-top="0.31cm" fo:margin-bottom="0.31cm" style:contextual-spacing="false" style:text-autospace="none"/>
      <style:text-properties fo:font-size="8pt" fo:font-weight="bold" style:font-size-asian="8pt" style:font-weight-asian="bold" style:font-size-complex="8pt" style:font-weight-complex="bold"/>
    </style:style>
    <style:style style:name="Indirizzo"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style:contextual-spacing="false"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nfasi_20__28_corsivo_29_" style:display-name="Enfasi (corsivo)" style:family="paragraph">
      <style:paragraph-properties style:text-autospace="none"/>
      <style:text-properties fo:font-style="italic" style:text-underline-style="none" style:font-style-asian="italic" style:font-style-complex="italic"/>
    </style:style>
    <style:style style:name="Collegamento_20_ipertestuale" style:display-name="Collegamento ipertestuale" style:family="paragraph">
      <style:paragraph-properties style:text-autospace="none"/>
      <style:text-properties fo:color="#0000ff" loext:opacity="100%" style:text-underline-style="solid" style:text-underline-width="auto" style:text-underline-color="font-color"/>
    </style:style>
    <style:style style:name="Collegamento_20_visitato" style:display-name="Collegamento visitato" style:family="paragraph">
      <style:paragraph-properties style:text-autospace="none"/>
      <style:text-properties fo:color="#800080" loext:opacity="100%" style:text-underline-style="solid" style:text-underline-width="auto" style:text-underline-color="font-color"/>
    </style:style>
    <style:style style:name="Tastiera" style:family="paragraph">
      <style:paragraph-properties style:text-autospace="none"/>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Preformattato" style:family="paragraph">
      <style:paragraph-properties fo:margin-top="0cm" fo:margin-bottom="0cm" style: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paragraph-properties fo:text-align="center" style:justify-single-word="fals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z-Top_20_of_20_Form" style:display-name="z-Top of Form" style:family="paragraph">
      <style:paragraph-properties fo:text-align="center" style:justify-single-word="fals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Esempio" style:family="paragraph">
      <style:paragraph-properties style:text-autospace="none"/>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Enfasi_20__28_grassetto_29_" style:display-name="Enfasi (grassetto)" style:family="paragraph">
      <style:paragraph-properties style:text-autospace="none"/>
      <style:text-properties fo:font-weight="bold" style:font-weight-asian="bold" style:font-weight-complex="bold"/>
    </style:style>
    <style:style style:name="Macchina_20_da_20_scrivere" style:display-name="Macchina da scrivere" style:family="paragraph">
      <style:paragraph-properties style:text-autospace="none"/>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i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loext:opacity="100%"/>
    </style:style>
    <style:style style:name="Commento" style:family="paragraph">
      <style:paragraph-properties style:text-autospace="none"/>
    </style:style>
    <style:style style:name="Body_20_Text" style:display-name="Body Text" style:family="paragraph">
      <style:paragraph-properties fo:margin-top="0cm" fo:margin-bottom="0.374cm" style:contextual-spacing="false" fo:text-align="start" style:justify-single-word="false" style:text-autospace="none"/>
      <style:text-properties fo:font-size="11pt" style:font-size-asian="11pt" style:font-size-complex="11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urier" style:family="paragraph" style:parent-style-name="Text_20_body">
      <style:paragraph-properties fo:text-align="justify" style:justify-single-word="false"/>
      <style:text-properties fo:language="it" fo:country="I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0pt" style:font-name-asian="StarSymbol" style:font-family-asian="StarSymbol" style:font-charset-asian="x-symbol" style:font-size-asian="10pt" style:font-name-complex="StarSymbol" style:font-family-complex="Star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2" style:display-name="RTF_Num 3 2"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3" style:display-name="RTF_Num 3 3"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4" style:display-name="RTF_Num 3 4"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5" style:display-name="RTF_Num 3 5"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6" style:display-name="RTF_Num 3 6"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7" style:display-name="RTF_Num 3 7"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8" style:display-name="RTF_Num 3 8"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9" style:display-name="RTF_Num 3 9"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Default_20_Paragraph_20_Font" style:display-name="Default Paragraph Font" style:family="text"/>
    <style:style style:name="Footnote_20_Symbol_20__28_user_29_" style:display-name="Footnote Symbol (user)" style:family="text"/>
    <style:style style:name="Bullet_20_Symbols_20__28_user_29_" style:display-name="Bullet Symbols (user)"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Endnote_20_Symbol_20__28_user_29_" style:display-name="Endnote Symbol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1" text:start-value="6">
        <style:list-level-properties text:space-before="0.635cm" text:min-label-width="0.635cm"/>
      </text:list-level-style-number>
      <text:list-level-style-number text:level="2" text:style-name="RTF_5f_Num_20_2_20_2" loext:num-list-format="%2%." style:num-suffix="." style:num-format="1">
        <style:list-level-properties text:space-before="1.27cm" text:min-label-width="0.635cm"/>
      </text:list-level-style-number>
      <text:list-level-style-number text:level="3" text:style-name="RTF_5f_Num_20_2_20_3" loext:num-list-format="%3%." style:num-suffix="." style:num-format="1">
        <style:list-level-properties text:space-before="1.905cm" text:min-label-width="0.635cm"/>
      </text:list-level-style-number>
      <text:list-level-style-number text:level="4" text:style-name="RTF_5f_Num_20_2_20_4" loext:num-list-format="%4%." style:num-suffix="." style:num-format="1">
        <style:list-level-properties text:space-before="2.54cm" text:min-label-width="0.635cm"/>
      </text:list-level-style-number>
      <text:list-level-style-number text:level="5" text:style-name="RTF_5f_Num_20_2_20_5" loext:num-list-format="%5%." style:num-suffix="." style:num-format="1">
        <style:list-level-properties text:space-before="3.175cm" text:min-label-width="0.635cm"/>
      </text:list-level-style-number>
      <text:list-level-style-number text:level="6" text:style-name="RTF_5f_Num_20_2_20_6" loext:num-list-format="%6%." style:num-suffix="." style:num-format="1">
        <style:list-level-properties text:space-before="3.81cm" text:min-label-width="0.635cm"/>
      </text:list-level-style-number>
      <text:list-level-style-number text:level="7" text:style-name="RTF_5f_Num_20_2_20_7" loext:num-list-format="%7%." style:num-suffix="." style:num-format="1">
        <style:list-level-properties text:space-before="4.445cm" text:min-label-width="0.635cm"/>
      </text:list-level-style-number>
      <text:list-level-style-number text:level="8" text:style-name="RTF_5f_Num_20_2_20_8" loext:num-list-format="%8%." style:num-suffix="." style:num-format="1">
        <style:list-level-properties text:space-before="5.08cm" text:min-label-width="0.635cm"/>
      </text:list-level-style-number>
      <text:list-level-style-number text:level="9" text:style-name="RTF_5f_Num_20_2_20_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bullet text:level="1" text:style-name="RTF_5f_Num_20_3_20_1" loext:num-list-format="%1%" text:bullet-char="•">
        <style:list-level-properties text:min-label-width="0.635cm"/>
        <style:text-properties style:font-name="StarSymbol1"/>
      </text:list-level-style-bullet>
      <text:list-level-style-bullet text:level="2" text:style-name="RTF_5f_Num_20_3_20_2" loext:num-list-format="%2%" text:bullet-char="•">
        <style:list-level-properties text:space-before="0.635cm" text:min-label-width="0.635cm"/>
        <style:text-properties style:font-name="StarSymbol1"/>
      </text:list-level-style-bullet>
      <text:list-level-style-bullet text:level="3" text:style-name="RTF_5f_Num_20_3_20_3" loext:num-list-format="%3%" text:bullet-char="•">
        <style:list-level-properties text:space-before="1.27cm" text:min-label-width="0.635cm"/>
        <style:text-properties style:font-name="StarSymbol1"/>
      </text:list-level-style-bullet>
      <text:list-level-style-bullet text:level="4" text:style-name="RTF_5f_Num_20_3_20_4" loext:num-list-format="%4%" text:bullet-char="•">
        <style:list-level-properties text:space-before="1.905cm" text:min-label-width="0.635cm"/>
        <style:text-properties style:font-name="StarSymbol1"/>
      </text:list-level-style-bullet>
      <text:list-level-style-bullet text:level="5" text:style-name="RTF_5f_Num_20_3_20_5" loext:num-list-format="%5%" text:bullet-char="•">
        <style:list-level-properties text:space-before="2.54cm" text:min-label-width="0.635cm"/>
        <style:text-properties style:font-name="StarSymbol1"/>
      </text:list-level-style-bullet>
      <text:list-level-style-bullet text:level="6" text:style-name="RTF_5f_Num_20_3_20_6" loext:num-list-format="%6%" text:bullet-char="•">
        <style:list-level-properties text:space-before="3.175cm" text:min-label-width="0.635cm"/>
        <style:text-properties style:font-name="StarSymbol1"/>
      </text:list-level-style-bullet>
      <text:list-level-style-bullet text:level="7" text:style-name="RTF_5f_Num_20_3_20_7" loext:num-list-format="%7%" text:bullet-char="•">
        <style:list-level-properties text:space-before="3.81cm" text:min-label-width="0.635cm"/>
        <style:text-properties style:font-name="StarSymbol1"/>
      </text:list-level-style-bullet>
      <text:list-level-style-bullet text:level="8" text:style-name="RTF_5f_Num_20_3_20_8" loext:num-list-format="%8%" text:bullet-char="•">
        <style:list-level-properties text:space-before="4.445cm" text:min-label-width="0.635cm"/>
        <style:text-properties style:font-name="StarSymbol1"/>
      </text:list-level-style-bullet>
      <text:list-level-style-bullet text:level="9" text:style-name="RTF_5f_Num_20_3_20_9" loext:num-list-format="%9%" text:bullet-char="•">
        <style:list-level-properties text:space-before="5.08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text:style-name="RTF_5f_Num_20_4_20_1" loext:num-list-format="%1%)" style:num-suffix=")" style:num-format="1" text:start-value="3">
        <style:list-level-properties text:space-before="0.635cm" text:min-label-width="0.635cm"/>
      </text:list-level-style-number>
      <text:list-level-style-number text:level="2" text:style-name="RTF_5f_Num_20_4_20_2" loext:num-list-format="%2%." style:num-suffix="." style:num-format="1">
        <style:list-level-properties text:space-before="1.27cm" text:min-label-width="0.635cm"/>
      </text:list-level-style-number>
      <text:list-level-style-number text:level="3" text:style-name="RTF_5f_Num_20_4_20_3" loext:num-list-format="%3%." style:num-suffix="." style:num-format="1">
        <style:list-level-properties text:space-before="1.905cm" text:min-label-width="0.635cm"/>
      </text:list-level-style-number>
      <text:list-level-style-number text:level="4" text:style-name="RTF_5f_Num_20_4_20_4" loext:num-list-format="%4%." style:num-suffix="." style:num-format="1">
        <style:list-level-properties text:space-before="2.54cm" text:min-label-width="0.635cm"/>
      </text:list-level-style-number>
      <text:list-level-style-number text:level="5" text:style-name="RTF_5f_Num_20_4_20_5" loext:num-list-format="%5%." style:num-suffix="." style:num-format="1">
        <style:list-level-properties text:space-before="3.175cm" text:min-label-width="0.635cm"/>
      </text:list-level-style-number>
      <text:list-level-style-number text:level="6" text:style-name="RTF_5f_Num_20_4_20_6" loext:num-list-format="%6%." style:num-suffix="." style:num-format="1">
        <style:list-level-properties text:space-before="3.81cm" text:min-label-width="0.635cm"/>
      </text:list-level-style-number>
      <text:list-level-style-number text:level="7" text:style-name="RTF_5f_Num_20_4_20_7" loext:num-list-format="%7%." style:num-suffix="." style:num-format="1">
        <style:list-level-properties text:space-before="4.445cm" text:min-label-width="0.635cm"/>
      </text:list-level-style-number>
      <text:list-level-style-number text:level="8" text:style-name="RTF_5f_Num_20_4_20_8" loext:num-list-format="%8%." style:num-suffix="." style:num-format="1">
        <style:list-level-properties text:space-before="5.08cm" text:min-label-width="0.635cm"/>
      </text:list-level-style-number>
      <text:list-level-style-number text:level="9" text:style-name="RTF_5f_Num_20_4_20_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suffix=")" style:num-format="1">
        <style:list-level-properties text:min-label-width="0.499cm"/>
      </text:list-level-style-number>
      <text:list-level-style-number text:level="2" text:style-name="RTF_5f_Num_20_5_20_2" loext:num-list-format="%2%." style:num-suffix="." style:num-format="1">
        <style:list-level-properties text:space-before="0.501cm" text:min-label-width="0.499cm"/>
      </text:list-level-style-number>
      <text:list-level-style-number text:level="3" text:style-name="RTF_5f_Num_20_5_20_3" loext:num-list-format="%3%." style:num-suffix="." style:num-format="1">
        <style:list-level-properties text:space-before="1cm" text:min-label-width="0.499cm"/>
      </text:list-level-style-number>
      <text:list-level-style-number text:level="4" text:style-name="RTF_5f_Num_20_5_20_4" loext:num-list-format="%4%." style:num-suffix="." style:num-format="1">
        <style:list-level-properties text:space-before="1.501cm" text:min-label-width="0.499cm"/>
      </text:list-level-style-number>
      <text:list-level-style-number text:level="5" text:style-name="RTF_5f_Num_20_5_20_5" loext:num-list-format="%5%." style:num-suffix="." style:num-format="1">
        <style:list-level-properties text:space-before="2cm" text:min-label-width="0.499cm"/>
      </text:list-level-style-number>
      <text:list-level-style-number text:level="6" text:style-name="RTF_5f_Num_20_5_20_6" loext:num-list-format="%6%." style:num-suffix="." style:num-format="1">
        <style:list-level-properties text:space-before="2.501cm" text:min-label-width="0.499cm"/>
      </text:list-level-style-number>
      <text:list-level-style-number text:level="7" text:style-name="RTF_5f_Num_20_5_20_7" loext:num-list-format="%7%." style:num-suffix="." style:num-format="1">
        <style:list-level-properties text:space-before="3.001cm" text:min-label-width="0.499cm"/>
      </text:list-level-style-number>
      <text:list-level-style-number text:level="8" text:style-name="RTF_5f_Num_20_5_20_8" loext:num-list-format="%8%." style:num-suffix="." style:num-format="1">
        <style:list-level-properties text:space-before="3.502cm" text:min-label-width="0.499cm"/>
      </text:list-level-style-number>
      <text:list-level-style-number text:level="9" text:style-name="RTF_5f_Num_20_5_20_9" loext:num-list-format="%9%." style:num-suffix="." style:num-format="1">
        <style:list-level-properties text:space-before="4.001cm" text:min-label-width="0.499cm"/>
      </text:list-level-style-number>
      <text:list-level-style-number text:level="10" loext:num-list-format="%10%." style:num-suffix="." style:num-format="1">
        <style:list-level-properties text:space-before="6.35cm" text:min-label-width="0.635cm"/>
      </text:list-level-style-number>
    </text:list-style>
    <text:list-style style:name="WW8Num5">
      <text:list-level-style-number text:level="1" loext:num-list-format="%1%." style:num-suffix="." style:num-format="1">
        <style:list-level-properties text:space-before="0.635cm" text:min-label-width="1.27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52cm" fo:margin-bottom="0cm" style:contextual-spacing="false" fo:break-before="page" fo:padding="0cm" fo:border-left="none" fo:border-right="none" fo:border-top="0.06pt solid #000000" fo:border-bottom="none" style:shadow="none"/>
      <style:text-properties officeooo:paragraph-rsid="003df0d2"/>
    </style:style>
    <style:style style:name="MP2" style:family="paragraph" style:parent-style-name="Header">
      <style:paragraph-properties fo:padding="0.049cm" fo:border-left="none" fo:border-right="none" fo:border-top="0.06pt solid #000000" fo:border-bottom="none" style:writing-mode="page">
        <style:tab-stops>
          <style:tab-stop style:position="4.5cm"/>
          <style:tab-stop style:position="7.62cm"/>
          <style:tab-stop style:position="12.7cm"/>
          <style:tab-stop style:position="19.05cm" style:type="right"/>
        </style:tab-stops>
      </style:paragraph-properties>
    </style:style>
    <style:style style:name="MP3" style:family="paragraph" style:parent-style-name="Header">
      <style:paragraph-properties>
        <style:tab-stops>
          <style:tab-stop style:position="18.99cm" style:type="right"/>
        </style:tab-stops>
      </style:paragraph-properties>
      <style:text-properties style:font-name="Arial1" fo:font-weight="bold" officeooo:rsid="006a1f02" style:font-name-asian="Times New Roman" style:font-weight-asian="bold" style:font-weight-complex="bold"/>
    </style:style>
    <style:style style:name="MT1" style:family="text">
      <style:text-properties style:font-name="Arial1" fo:font-weight="bold" style:font-name-asian="Arial1" style:font-weight-asian="bold" style:font-name-complex="Arial1" style:font-weight-complex="bold"/>
    </style:style>
    <style:style style:name="MT2" style:family="text">
      <style:text-properties officeooo:rsid="0049638b"/>
    </style:style>
    <style:style style:name="MT3" style:family="text">
      <style:text-properties officeooo:rsid="00775ad9"/>
    </style:style>
    <style:style style:name="MT4" style:family="text">
      <style:text-properties officeooo:rsid="007ca120"/>
    </style:style>
    <style:style style:name="MT5" style:family="text">
      <style:text-properties officeooo:rsid="006f8b69"/>
    </style:style>
    <style:style style:name="MT6" style:family="text">
      <style:text-properties style:font-name="Arial2" fo:font-size="10.5pt" fo:language="it" fo:country="IT" fo:font-weight="bold" officeooo:rsid="00739d9c" style:font-size-asian="10pt" style:font-size-complex="10pt"/>
    </style:style>
    <style:style style:name="MT7" style:family="text">
      <style:text-properties style:font-name="Arial2" fo:font-size="10.5pt" fo:language="it" fo:country="IT" fo:font-weight="bold" officeooo:rsid="007ca120" style:font-size-asian="10pt" style:font-size-complex="10pt"/>
    </style:style>
    <style:style style:name="MT8" style:family="text">
      <style:text-properties officeooo:rsid="00507a96"/>
    </style:style>
    <style:style style:name="MT9" style:family="text">
      <style:text-properties style:font-name="Arial2" fo:font-size="10.5pt" fo:language="it" fo:country="IT" fo:font-weight="bold" officeooo:rsid="00654b47" style:font-size-asian="10pt" style:font-size-complex="10pt"/>
    </style:style>
    <style:style style:name="MT10" style:family="text">
      <style:text-properties fo:font-size="10pt" fo:language="it" fo:country="IT" fo:font-weight="bold" officeooo:rsid="003df0d2" style:font-size-asian="10pt" style:font-weight-asian="bold" style:font-size-complex="10pt" style:font-weight-complex="bold"/>
    </style:style>
    <style:style style:name="MT11" style:family="text">
      <style:text-properties fo:font-size="9pt" fo:language="it" fo:country="IT" style:font-size-asian="9pt" style:font-size-complex="9pt"/>
    </style:style>
    <style:style style:name="MT12" style:family="text">
      <style:text-properties fo:color="#82210d" loext:opacity="100%" fo:language="it" fo:country="IT" officeooo:rsid="0042a9b6"/>
    </style:style>
    <style:style style:name="MT13" style:family="text">
      <style:text-properties fo:color="#82210d" loext:opacity="100%" fo:language="it" fo:country="IT" officeooo:rsid="006a1f02"/>
    </style:style>
    <style:style style:name="MT14" style:family="text">
      <style:text-properties officeooo:rsid="004ad77c"/>
    </style:style>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118cm" fo:margin-left="0cm" fo:margin-right="0cm" fo:margin-bottom="0.49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Università di Padova – Informatica – Ingegneria del Software<text:tab/><text:tab/>pag. </text:span><text:span text:style-name="MT1"><text:page-number style:num-format="1" text:select-page="current">1</text:page-number></text:span><text:span text:style-name="MT1"><text:s/>/ </text:span><text:span text:style-name="MT1"><text:page-count>1</text:page-count></text:span></text:p>
        <text:p text:style-name="Header">Esame scritto – <text:span text:style-name="MT2">I</text:span><text:span text:style-name="MT3">I</text:span><text:span text:style-name="MT4">I</text:span><text:span text:style-name="MT2"> prova scritta - </text:span><text:span text:style-name="MT5">parte Compito</text:span> <text:span text:style-name="MT5">(Teoria) </text:span>– <text:span text:style-name="MT4">06</text:span><text:span text:style-name="MT6"> </text:span><text:span text:style-name="MT7">giugno</text:span><text:span text:style-name="MT8"> </text:span>20<text:span text:style-name="MT9">2</text:span><text:span text:style-name="MT6">2</text:span></text:p>
        <text:p text:style-name="MP1"><text:span text:style-name="MT10">Istruzioni</text:span><text:span text:style-name="MT11"> <text:line-break/></text:span><text:span text:style-name="MT12">Riportare nome, cognome, matricola, e anno di progetto didattico </text:span><text:span text:style-name="MT13">di tutti i candidati che hanno collaborato alla risposta.</text:span></text:p>
        <text:p text:style-name="MP2">Cognom<text:span text:style-name="MT14">e</text:span>:<text:tab/>Nom<text:span text:style-name="MT14">e</text:span>:<text:tab/>Matricol<text:span text:style-name="MT14">a</text:span>:<text:tab/>Anno Progetto Didattico:</text:p>
        <text:p text:style-name="MP3"/>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06-03-18T17:20:15</meta:creation-date>
    <dc:date>2022-06-05T13:54:25.207000000</dc:date>
    <meta:print-date>2018-04-05T10:44:28.821000000</meta:print-date>
    <dc:language>en-US</dc:language>
    <meta:editing-cycles>764</meta:editing-cycles>
    <meta:editing-duration>P6DT5H1M33S</meta:editing-duration>
    <meta:document-statistic meta:table-count="0" meta:image-count="0" meta:object-count="0" meta:page-count="1" meta:paragraph-count="10" meta:word-count="148" meta:character-count="1005" meta:non-whitespace-character-count="864"/>
    <meta:user-defined meta:name="Info 1"/>
    <meta:user-defined meta:name="Info 2"/>
    <meta:user-defined meta:name="Info 3"/>
    <meta:user-defined meta:name="Info 4"/>
  </office:meta>
</office:document-meta>
</file>